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 office:value-type="string">
            <text:p>I ain't much of a carpenter's apprentice, but
I've at least got diligence goin' for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